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8" style:family="table">
      <style:table-properties style:width="4.297cm" fo:margin-left="0.011cm" table:align="left"/>
    </style:style>
    <style:style style:name="Таблица8.A" style:family="table-column">
      <style:table-column-properties style:column-width="4.297cm"/>
    </style:style>
    <style:style style:name="Таблица8.A1" style:family="table-cell">
      <style:table-cell-properties fo:padding="0.097cm" fo:border="0.05pt solid #000000"/>
    </style:style>
    <style:style style:name="Таблица1" style:family="table">
      <style:table-properties style:width="17.59cm" table:align="margins" style:writing-mode="lr-tb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 style:writing-mode="lr-tb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 style:writing-mode="lr-tb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 style:writing-mode="lr-tb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7" style:family="table">
      <style:table-properties style:width="17.59cm" table:align="margins" style:writing-mode="lr-tb"/>
    </style:style>
    <style:style style:name="Таблица7.A" style:family="table-column">
      <style:table-column-properties style:column-width="17.59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 style:writing-mode="lr-tb"/>
    </style:style>
    <style:style style:name="Таблица5.A" style:family="table-column">
      <style:table-column-properties style:column-width="17.59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.59cm" table:align="margins" style:writing-mode="lr-tb"/>
    </style:style>
    <style:style style:name="Таблица6.A" style:family="table-column">
      <style:table-column-properties style:column-width="17.59cm" style:rel-column-width="65535*"/>
    </style:style>
    <style:style style:name="Таблица6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paragraph-properties fo:text-align="start" style:justify-single-word="false"/>
      <style:text-properties fo:color="#000000" style:font-name="Consolas" fo:font-size="9.5pt" fo:background-color="#ffffff" style:font-size-asian="9.5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5483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60b2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834b9" style:font-size-asian="14pt" style:font-size-complex="14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fo:font-size="14pt" style:text-underline-style="none" officeooo:paragraph-rsid="000d472f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style:text-underline-style="none" officeooo:rsid="000d472f" officeooo:paragraph-rsid="000d472f" style:font-size-asian="14pt" style:font-size-complex="14pt"/>
    </style:style>
    <style:style style:name="P11" style:family="paragraph" style:parent-style-name="Standard">
      <style:text-properties style:font-name="Times New Roman" officeooo:paragraph-rsid="00060b25"/>
    </style:style>
    <style:style style:name="P12" style:family="paragraph" style:parent-style-name="Standard">
      <style:text-properties style:font-name="Times New Roman" officeooo:paragraph-rsid="000834b9"/>
    </style:style>
    <style:style style:name="P13" style:family="paragraph" style:parent-style-name="Standard">
      <style:text-properties style:font-name="Times New Roman" officeooo:paragraph-rsid="00054830"/>
    </style:style>
    <style:style style:name="P14" style:family="paragraph" style:parent-style-name="Standard">
      <style:text-properties fo:color="#008000" style:font-name="Consolas" fo:font-size="9.5pt" fo:background-color="#ffffff" style:font-size-asian="9.5pt"/>
    </style:style>
    <style:style style:name="P15" style:family="paragraph" style:parent-style-name="Standard">
      <style:paragraph-properties fo:text-align="start" style:justify-single-word="false"/>
      <style:text-properties fo:color="#808080" style:font-name="Consolas" fo:font-size="9.5pt" fo:background-color="#ffffff" style:font-size-asian="9.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808080" style:font-name="Consolas" fo:font-size="9.5pt" officeooo:paragraph-rsid="00054830" fo:background-color="#ffffff" style:font-size-asian="9.5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02bc4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05483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060b2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0834b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05483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02bc4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02bc4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0455c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02bc4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1254cf" style:font-name-asian="Times New Roman" style:font-size-asian="16pt" style:language-asian="ru" style:country-asian="RU" style:font-size-complex="16pt"/>
    </style:style>
    <style:style style:name="P27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333333" style:font-name="Times New Roman" fo:font-size="12pt" fo:language="ru" fo:country="RU" officeooo:rsid="00375afb" officeooo:paragraph-rsid="001254cf" style:font-name-asian="Times New Roman" style:font-size-asian="12pt" style:language-asian="ru" style:country-asian="RU" style:font-size-complex="12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style:font-name="Times New Roman" officeooo:paragraph-rsid="001254cf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1254cf" style:font-name-asian="Times New Roman" style:font-size-asian="12pt" style:language-asian="ru" style:country-asian="RU" style:font-weight-asian="bold" style:font-size-complex="12pt"/>
    </style:style>
    <style:style style:name="P3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1254cf"/>
    </style:style>
    <style:style style:name="P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1254cf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1254cf" style:font-name-asian="Times New Roman" style:font-size-asian="10pt" style:language-asian="ru" style:country-asian="RU" style:font-weight-asian="bold" style:font-size-complex="10pt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2pt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2pt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1254cf" style:font-name-asian="Times New Roman" style:font-size-asian="12pt" style:language-asian="ru" style:country-asian="RU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0455ca" officeooo:paragraph-rsid="000455ca" style:font-size-asian="14pt" style:font-size-complex="14pt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1254cf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12pt" officeooo:paragraph-rsid="001254cf" style:font-name-asian="Times New Roman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1254cf"/>
    </style:style>
    <style:style style:name="P40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2pt"/>
    </style:style>
    <style:style style:name="P41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2pt"/>
    </style:style>
    <style:style style:name="P42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2pt"/>
    </style:style>
    <style:style style:name="P43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1254cf" style:font-name-asian="Times New Roman" style:font-size-asian="12pt" style:language-asian="ru" style:country-asian="RU" style:font-size-complex="12pt"/>
    </style:style>
    <style:style style:name="P44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1254cf" style:font-name-asian="Times New Roman" style:font-size-asian="12pt" style:language-asian="ru" style:country-asian="RU" style:font-size-complex="12pt"/>
    </style:style>
    <style:style style:name="P45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language="en" fo:country="US" fo:font-style="normal" fo:font-weight="normal" officeooo:rsid="00375afb" officeooo:paragraph-rsid="001254cf" style:font-name-asian="Times New Roman" style:font-size-asian="12pt" style:language-asian="ru" style:country-asian="RU" style:font-size-complex="12pt"/>
    </style:style>
    <style:style style:name="P46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paragraph-rsid="001254cf" style:font-name-asian="Times New Roman" style:font-size-asian="12pt" style:language-asian="ru" style:country-asian="RU" style:font-size-complex="12pt"/>
    </style:style>
    <style:style style:name="P47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2pt"/>
    </style:style>
    <style:style style:name="P48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fo:font-size="12pt" officeooo:paragraph-rsid="001254cf" style:font-name-asian="Times New Roman" style:font-size-asian="12pt" style:language-asian="ru" style:country-asian="RU" style:font-size-complex="14pt"/>
    </style:style>
    <style:style style:name="P49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officeooo:paragraph-rsid="001254cf" style:font-name-asian="Times New Roman" style:language-asian="ru" style:country-asian="RU" style:font-size-complex="14pt"/>
    </style:style>
    <style:style style:name="P50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1254cf" style:font-name-asian="Times New Roman" style:font-size-asian="12pt" style:language-asian="ru" style:country-asian="RU" style:font-size-complex="12pt"/>
    </style:style>
    <style:style style:name="P51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0455ca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0455ca" style:font-size-asian="14pt" style:font-weight-asian="normal" style:font-size-complex="14pt" style:font-weight-complex="normal"/>
    </style:style>
    <style:style style:name="P53" style:family="paragraph" style:parent-style-name="Heading_20_2">
      <style:text-properties style:font-name="Times New Roman"/>
    </style:style>
    <style:style style:name="P54" style:family="paragraph" style:parent-style-name="Heading_20_2">
      <style:text-properties style:font-name="Times New Roman" officeooo:paragraph-rsid="000d472f"/>
    </style:style>
    <style:style style:name="P55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1254cf"/>
    </style:style>
    <style:style style:name="P56" style:family="paragraph" style:parent-style-name="Heading_20_1">
      <style:paragraph-properties fo:text-align="center" style:justify-single-word="false"/>
      <style:text-properties style:font-name="Times New Roman" officeooo:paragraph-rsid="001254cf"/>
    </style:style>
    <style:style style:name="P57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1254cf" style:font-name-asian="Times New Roman" style:font-size-asian="16pt" style:language-asian="ru" style:country-asian="RU" style:font-size-complex="16pt"/>
    </style:style>
    <style:style style:name="T1" style:family="text">
      <style:text-properties fo:language="ru" fo:country="RU" officeooo:rsid="000d472f"/>
    </style:style>
    <style:style style:name="T2" style:family="text">
      <style:text-properties fo:language="ru" fo:country="RU" officeooo:rsid="00375373"/>
    </style:style>
    <style:style style:name="T3" style:family="text">
      <style:text-properties fo:language="ru" fo:country="RU" officeooo:rsid="001254c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54830"/>
    </style:style>
    <style:style style:name="T6" style:family="text">
      <style:text-properties fo:language="en" fo:country="US" officeooo:rsid="00060b25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000000" style:font-name="Consolas" fo:font-size="9.5pt" fo:background-color="#ffffff" loext:char-shading-value="0" style:font-size-asian="9.5pt"/>
    </style:style>
    <style:style style:name="T9" style:family="text">
      <style:text-properties fo:color="#000000" style:font-name="Consolas" fo:font-size="9.5pt" fo:background-color="#ffffff" loext:char-shading-value="0" style:font-size-asian="9.5pt" style:font-size-complex="14pt"/>
    </style:style>
    <style:style style:name="T10" style:family="text">
      <style:text-properties fo:color="#000000" style:font-name="Times New Roman" fo:font-size="12pt" fo:language="ru" fo:country="RU" officeooo:rsid="0002bc4e" style:font-name-asian="Times New Roman" style:font-size-asian="12pt" style:language-asian="ru" style:country-asian="RU" style:font-size-complex="12pt"/>
    </style:style>
    <style:style style:name="T11" style:family="text">
      <style:text-properties fo:color="#000000" style:font-name="Times New Roman" fo:font-size="12pt" fo:language="ru" fo:country="RU" officeooo:rsid="0003d0d0" style:font-name-asian="Times New Roman" style:font-size-asian="12pt" style:language-asian="ru" style:country-asian="RU" style:font-size-complex="12pt"/>
    </style:style>
    <style:style style:name="T12" style:family="text">
      <style:text-properties fo:color="#000000" style:font-name="Times New Roman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13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14" style:family="text">
      <style:text-properties fo:color="#6f008a" style:font-name="Consolas" fo:font-size="9.5pt" fo:background-color="#ffffff" loext:char-shading-value="0" style:font-size-asian="9.5pt"/>
    </style:style>
    <style:style style:name="T15" style:family="text">
      <style:text-properties fo:color="#a31515" style:font-name="Consolas" fo:font-size="9.5pt" fo:background-color="#ffffff" loext:char-shading-value="0" style:font-size-asian="9.5pt"/>
    </style:style>
    <style:style style:name="T16" style:family="text">
      <style:text-properties fo:color="#0000ff" style:font-name="Consolas" fo:font-size="9.5pt" fo:background-color="#ffffff" loext:char-shading-value="0" style:font-size-asian="9.5pt"/>
    </style:style>
    <style:style style:name="T17" style:family="text">
      <style:text-properties fo:color="#2b91af" style:font-name="Consolas" fo:font-size="9.5pt" fo:background-color="#ffffff" loext:char-shading-value="0" style:font-size-asian="9.5pt"/>
    </style:style>
    <style:style style:name="T18" style:family="text">
      <style:text-properties officeooo:rsid="00054830"/>
    </style:style>
    <style:style style:name="T19" style:family="text">
      <style:text-properties fo:color="#008080" style:font-name="Consolas" fo:font-size="9.5pt" fo:background-color="#ffffff" loext:char-shading-value="0" style:font-size-asian="9.5pt"/>
    </style:style>
    <style:style style:name="T20" style:family="text">
      <style:text-properties officeooo:rsid="00060b25"/>
    </style:style>
    <style:style style:name="T21" style:family="text">
      <style:text-properties officeooo:rsid="00076e80"/>
    </style:style>
    <style:style style:name="T22" style:family="text">
      <style:text-properties officeooo:rsid="000834b9"/>
    </style:style>
    <style:style style:name="T23" style:family="text">
      <style:text-properties officeooo:rsid="009df4ee"/>
    </style:style>
    <style:style style:name="T24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25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26" style:family="text">
      <style:text-properties fo:font-size="12pt" style:font-name-asian="Times New Roman" style:font-size-asian="12pt" style:language-asian="ru" style:country-asian="RU" style:font-size-complex="12pt"/>
    </style:style>
    <style:style style:name="T27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28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bold" officeooo:rsid="00375373" style:font-weight-asian="bold" style:font-weight-complex="bold"/>
    </style:style>
    <style:style style:name="T34" style:family="text">
      <style:text-properties style:text-underline-style="none" officeooo:rsid="0003d0d0"/>
    </style:style>
    <style:style style:name="T35" style:family="text">
      <style:text-properties style:text-underline-style="none" officeooo:rsid="0008168f"/>
    </style:style>
    <style:style style:name="T36" style:family="text">
      <style:text-properties style:text-underline-style="none" officeooo:rsid="00375afb"/>
    </style:style>
    <style:style style:name="T37" style:family="text">
      <style:text-properties style:text-underline-style="none" officeooo:rsid="00149ca5"/>
    </style:style>
    <style:style style:name="T38" style:family="text">
      <style:text-properties officeooo:rsid="0003d0d0"/>
    </style:style>
    <style:style style:name="T39" style:family="text">
      <style:text-properties officeooo:rsid="000816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50">Национальный исследовательский институт</text:p>
      <text:p text:style-name="P39"><text:span text:style-name="T24">«</text:span><text:span text:style-name="T25">Московский Авиационный Институт</text:span><text:span text:style-name="T26">»</text:span></text:p>
      <text:p text:style-name="P29"/>
      <text:p text:style-name="P30"><text:span text:style-name="T27">факультет </text:span><text:span text:style-name="T28">ИНФОРМАЦИОННЫ</text:span><text:span text:style-name="T29">Х</text:span><text:span text:style-name="T28"> ТЕХНОЛОГИ</text:span><text:span text:style-name="T29">Й</text:span><text:span text:style-name="T28"> И ПРИКЛАДН</text:span><text:span text:style-name="T29">ОЙ</text:span><text:span text:style-name="T28"> МАТЕМАТИК</text:span><text:span text:style-name="T29">И</text:span></text:p>
      <text:p text:style-name="P31"><text:span text:style-name="T13">Кафедра </text:span><text:a xlink:type="simple" xlink:href="https://www.mai.ru/education/fpmf/806/" text:style-name="Internet_20_link" text:visited-style-name="Visited_20_Internet_20_Link"><text:span text:style-name="T30">вычислительн</text:span></text:a><text:a xlink:type="simple" xlink:href="https://www.mai.ru/education/fpmf/806/" text:style-name="Internet_20_link" text:visited-style-name="Visited_20_Internet_20_Link"><text:span text:style-name="T31">ой</text:span></text:a><text:a xlink:type="simple" xlink:href="https://www.mai.ru/education/fpmf/806/" text:style-name="Internet_20_link" text:visited-style-name="Visited_20_Internet_20_Link"><text:span text:style-name="T30"> математик</text:span></text:a><text:a xlink:type="simple" xlink:href="https://www.mai.ru/education/fpmf/806/" text:style-name="Internet_20_link" text:visited-style-name="Visited_20_Internet_20_Link"><text:span text:style-name="T31">и</text:span></text:a><text:a xlink:type="simple" xlink:href="https://www.mai.ru/education/fpmf/806/" text:style-name="Internet_20_link" text:visited-style-name="Visited_20_Internet_20_Link"><text:span text:style-name="T30"> и программировани</text:span></text:a><text:span text:style-name="T31">я</text:span></text:p>
      <text:p text:style-name="P32"/>
      <text:p text:style-name="P34"/>
      <text:p text:style-name="P41"/>
      <text:p text:style-name="P26"/>
      <text:h text:style-name="P55" text:outline-level="1"/>
      <text:h text:style-name="P55" text:outline-level="1"/>
      <text:p text:style-name="P37"/>
      <text:h text:style-name="P56" text:outline-level="1">Отчет по лабораторной работе № <text:span text:style-name="T3">1</text:span></text:h>
      <text:h text:style-name="P57" text:outline-level="1">по курсу «Объектно-ориентированное программирование»</text:h>
      <text:p text:style-name="P47"/>
      <text:p text:style-name="P47"/>
      <text:p text:style-name="P42">Работу выполнил </text:p>
      <text:p text:style-name="P42">студент <text:span text:style-name="T33">2</text:span><text:span text:style-name="T34"> </text:span>курса </text:p>
      <text:p text:style-name="P42"><text:span text:style-name="T32">очного</text:span> отделения</text:p>
      <text:p text:style-name="P42"><text:span text:style-name="T38">Куликов Алексей Владимирович</text:span> </text:p>
      <text:p text:style-name="P43">группы М80-208Б</text:p>
      <text:p text:style-name="P42"/>
      <text:p text:style-name="P44"><text:span text:style-name="T39">п</text:span>реподавател<text:span text:style-name="T39">ь:</text:span></text:p>
      <text:p text:style-name="P44">Поповкин Александр Викторович</text:p>
      <text:p text:style-name="P45"/>
      <text:p text:style-name="P46"/>
      <text:p text:style-name="P48"/>
      <text:p text:style-name="P49"/>
      <text:p text:style-name="P49"/>
      <text:p text:style-name="P49"/>
      <text:p text:style-name="P27">Оценка: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/>
          </table:table-cell>
        </table:table-row>
      </table:table>
      <text:p text:style-name="P40"/>
      <text:p text:style-name="P33">Подпись <text:span text:style-name="T2">преподавателя</text:span></text:p>
      <text:p text:style-name="P35"><text:s text:c="14"/></text:p>
      <text:p text:style-name="P33">Подпись студента</text:p>
      <text:p text:style-name="P35"><text:s text:c="14"/></text:p>
      <text:p text:style-name="P33"><text:span text:style-name="T2">Ч</text:span>исло</text:p>
      <text:p text:style-name="P33"><text:span text:style-name="T37">14</text:span><text:span text:style-name="T35">.</text:span><text:span text:style-name="T37">09</text:span><text:span text:style-name="T35">.</text:span><text:span text:style-name="T36">2018</text:span></text:p>
      <text:p text:style-name="P28"><text:span text:style-name="T10">Москва-20</text:span><text:span text:style-name="T11">1</text:span><text:span text:style-name="T12">8</text:span></text:p>
      <text:h text:style-name="P53" text:outline-level="2"><text:soft-page-break/>Цель работы</text:h>
      <text:p text:style-name="P24">Целью лабораторной работы является: </text:p>
      <text:list xml:id="list235088204" text:style-name="L1">
        <text:list-item>
          <text:p text:style-name="P51">Программирование классов на языке С++</text:p>
        </text:list-item>
        <text:list-item>
          <text:p text:style-name="P51">Управление памятью в языке С++</text:p>
        </text:list-item>
        <text:list-item>
          <text:p text:style-name="P51">Изучение базовых понятий ООП.</text:p>
        </text:list-item>
        <text:list-item>
          <text:p text:style-name="P51">Знакомство с классами в C++.</text:p>
        </text:list-item>
        <text:list-item>
          <text:p text:style-name="P51">Знакомство с перегрузкой операторов.</text:p>
        </text:list-item>
        <text:list-item>
          <text:p text:style-name="P51">Знакомство с дружественными функциями.</text:p>
        </text:list-item>
        <text:list-item>
          <text:p text:style-name="P51">Знакомство с операциями ввода-вывода из стандартных библиотек.</text:p>
        </text:list-item>
      </text:list>
      <text:p text:style-name="P23"/>
      <text:h text:style-name="P53" text:outline-level="2">Задание</text:h>
      <text:p text:style-name="P24">Необходимо спроектировать и запрограммировать на языке C++ классы фигур, согласно вариантов задания. </text:p>
      <text:p text:style-name="P24">Классы должны удовлетворять следующим правилам: </text:p>
      <text:list xml:id="list1153986411" text:style-name="L2">
        <text:list-item>
          <text:p text:style-name="P52">Должны иметь общий родительский класс Figure. </text:p>
        </text:list-item>
        <text:list-item>
          <text:p text:style-name="P52">Должны иметь общий виртуальный метод Print, печатающий параметры фигуры и ее тип в стандартный поток вывода cout.</text:p>
        </text:list-item>
        <text:list-item>
          <text:p text:style-name="P52">Должный иметь общий виртуальный метод расчета площади фигуры – Square.</text:p>
        </text:list-item>
        <text:list-item>
          <text:p text:style-name="P52">Должны иметь конструктор, считывающий значения основных параметров фигуры из стандартного потока cin.</text:p>
        </text:list-item>
        <text:list-item>
          <text:p text:style-name="P52">Должны быть расположенны в раздельных файлах: отдельно заголовки (.h), отдельно описание методов (.cpp).</text:p>
        </text:list-item>
      </text:list>
      <text:p text:style-name="P24"/>
      <text:p text:style-name="P25">Программа должна позволять вводить фигуру каждого типа с клавиатуры, выводить параметры фигур на экран и их площадь.</text:p>
      <text:p text:style-name="P22"/>
      <text:h text:style-name="P53" text:outline-level="2">Метод решения</text:h>
      <text:p text:style-name="P36">Создадим базовый абстрактный класс <text:span text:style-name="T4">Figure </text:span><text:span text:style-name="T18">с чисто виртуальными методами </text:span><text:span text:style-name="T5">Square </text:span><text:span text:style-name="T18">и </text:span><text:span text:style-name="T5">Print </text:span><text:span text:style-name="T18">и виртуальным деструктором</text:span><text:span text:style-name="T4">. </text:span>Далее от него наследуем все три класса фигур: <text:span text:style-name="T18">ромб, шестиугольник и пятиугольник</text:span>. <text:span text:style-name="T18">Для них явно реализуем все методы, чтобы классы перестали быть абстрактными. Перегрузим метод для печати фигуры в стандартный выходной поток. Перегрузим метод для вычисления площади фигуры в зависимости от фигуры.</text:span></text:p>
      <text:h text:style-name="P53" text:outline-level="2">Листинг</text:h>
      <text:p text:style-name="P8"><text:span text:style-name="T5">f</text:span>igure.h</text:p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3"><text:span text:style-name="T7">#ifndef</text:span><text:span text:style-name="T8"> FIGURE_H</text:span></text:p>
            <text:p text:style-name="P7"><text:span text:style-name="T7">#define</text:span><text:span text:style-name="T8"> </text:span><text:span text:style-name="T14">FIGURE_H</text:span></text:p>
            <text:p text:style-name="P2"/>
            <text:p text:style-name="P7"><text:span text:style-name="T7">#include</text:span><text:span text:style-name="T8"> </text:span><text:span text:style-name="T15">&lt;iostream&gt;</text:span></text:p>
            <text:p text:style-name="P2"/>
            <text:p text:style-name="P7"><text:span text:style-name="T16">class</text:span><text:span text:style-name="T8"> </text:span><text:span text:style-name="T17">Figure</text:span><text:span text:style-name="T8">{</text:span></text:p>
            <text:p text:style-name="P7"><text:span text:style-name="T16">public</text:span><text:span text:style-name="T8">:</text:span></text:p>
            <text:p text:style-name="P7"><text:span text:style-name="T8"><text:tab/></text:span><text:span text:style-name="T16">virtual</text:span><text:span text:style-name="T8"> </text:span><text:span text:style-name="T16">double</text:span><text:span text:style-name="T8"> Square() = 0;</text:span></text:p>
            <text:p text:style-name="P7"><text:span text:style-name="T8"><text:tab/></text:span><text:span text:style-name="T16">virtual</text:span><text:span text:style-name="T8"> </text:span><text:span text:style-name="T16">void</text:span><text:span text:style-name="T8"> Print() = 0;</text:span></text:p>
            <text:p text:style-name="P2"/>
            <text:p text:style-name="P7"><text:span text:style-name="T8"><text:tab/></text:span><text:span text:style-name="T16">virtual</text:span><text:span text:style-name="T8"> ~Figure(){ </text:span></text:p>
            <text:p text:style-name="P2"/>
            <text:p text:style-name="P2"><text:tab/>}</text:p>
            <text:p text:style-name="P2">};</text:p>
            <text:p text:style-name="P3"><text:span text:style-name="T7">#endif</text:span><text:span text:style-name="T8"> </text:span></text:p>
          </table:table-cell>
        </table:table-row>
      </table:table>
      <text:p text:style-name="P22"/>
      <text:p text:style-name="P8"><text:span text:style-name="T18">rhomb</text:span>.h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"><text:span text:style-name="T7">#ifndef</text:span><text:span text:style-name="T8"> RHOMB_H</text:span></text:p>
            <text:p text:style-name="Standard"><text:span text:style-name="T7">#define</text:span><text:span text:style-name="T8"> </text:span><text:span text:style-name="T14">RHOMB_H</text:span></text:p>
            <text:p text:style-name="P1"/>
            <text:p text:style-name="Standard"><text:span text:style-name="T7">#include</text:span><text:span text:style-name="T8"> </text:span><text:span text:style-name="T15">&lt;iostream&gt;</text:span></text:p>
            <text:p text:style-name="Standard"><text:span text:style-name="T7">#include</text:span><text:span text:style-name="T8"> </text:span><text:span text:style-name="T15">"figure.hpp"</text:span></text:p>
            <text:p text:style-name="P1"/>
            <text:p text:style-name="P14">/* Ромб, заданный двумя диагоналями */</text:p>
            <text:p text:style-name="P1"/>
            <text:p text:style-name="Standard"><text:span text:style-name="T16">class</text:span><text:span text:style-name="T8"> </text:span><text:span text:style-name="T17">Rhomb</text:span><text:span text:style-name="T8"> : </text:span><text:span text:style-name="T16">public</text:span><text:span text:style-name="T8"> </text:span><text:span text:style-name="T17">Figure</text:span><text:span text:style-name="T8">{</text:span></text:p>
            <text:p text:style-name="Standard"><text:span text:style-name="T16">private</text:span><text:span text:style-name="T8">:</text:span></text:p>
            <text:p text:style-name="Standard"><text:span text:style-name="T8"><text:tab/></text:span><text:span text:style-name="T16">double</text:span><text:span text:style-name="T8"> m_d1, m_d2;</text:span></text:p>
            <text:p text:style-name="Standard"><text:span text:style-name="T16">public</text:span><text:span text:style-name="T8">:</text:span></text:p>
            <text:p text:style-name="P1"><text:tab/>Rhomb();</text:p>
            <text:p text:style-name="Standard"><text:span text:style-name="T8"><text:tab/>Rhomb(</text:span><text:span text:style-name="T16">double</text:span><text:span text:style-name="T8">, </text:span><text:span text:style-name="T16">double</text:span><text:span text:style-name="T8">);</text:span></text:p>
            <text:p text:style-name="Standard"><text:span text:style-name="T8"><text:tab/>Rhomb(std::</text:span><text:span text:style-name="T17">istream</text:span><text:span text:style-name="T8">&amp;);</text:span></text:p>
            <text:p text:style-name="Standard"><text:span text:style-name="T8"><text:tab/>Rhomb(</text:span><text:span text:style-name="T16">const</text:span><text:span text:style-name="T8"> </text:span><text:span text:style-name="T17">Rhomb</text:span><text:span text:style-name="T8">&amp;);</text:span></text:p>
            <text:p text:style-name="P1"/>
            <text:p text:style-name="Standard"><text:span text:style-name="T8"><text:tab/></text:span><text:span text:style-name="T16">void</text:span><text:span text:style-name="T8"> Print() </text:span><text:span text:style-name="T16">override</text:span><text:span text:style-name="T8">;</text:span></text:p>
            <text:p text:style-name="Standard"><text:span text:style-name="T8"><text:tab/></text:span><text:span text:style-name="T16">double</text:span><text:span text:style-name="T8"> Square() </text:span><text:span text:style-name="T16">override</text:span><text:span text:style-name="T8">;</text:span></text:p>
            <text:p text:style-name="P1"/>
            <text:p text:style-name="Standard"><text:span text:style-name="T8"><text:tab/></text:span><text:span text:style-name="T16">virtual</text:span><text:span text:style-name="T8"> ~Rhomb();</text:span></text:p>
            <text:p text:style-name="P1">};</text:p>
            <text:p text:style-name="P1"/>
            <text:p text:style-name="P15">#endif</text:p>
          </table:table-cell>
        </table:table-row>
      </table:table>
      <text:p text:style-name="P17"/>
      <text:p text:style-name="P13"><text:span text:style-name="T18">pentagon</text:span>.h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"><text:span text:style-name="T7">#ifndef</text:span><text:span text:style-name="T8"> PENTAGON_H</text:span></text:p>
            <text:p text:style-name="Standard"><text:span text:style-name="T7">#define</text:span><text:span text:style-name="T8"> </text:span><text:span text:style-name="T14">PENTAGON_H</text:span></text:p>
            <text:p text:style-name="P1"/>
            <text:p text:style-name="Standard"><text:span text:style-name="T7">#include</text:span><text:span text:style-name="T8"> </text:span><text:span text:style-name="T15">&lt;iostream&gt;</text:span></text:p>
            <text:p text:style-name="Standard"><text:span text:style-name="T7">#include</text:span><text:span text:style-name="T8"> </text:span><text:span text:style-name="T15">"figure.hpp"</text:span></text:p>
            <text:p text:style-name="P1"/>
            <text:p text:style-name="P14">/* Правильный пятиугольник, заданный 1-й стороной */</text:p>
            <text:p text:style-name="P1"/>
            <text:p text:style-name="Standard"><text:span text:style-name="T16">class</text:span><text:span text:style-name="T8"> </text:span><text:span text:style-name="T17">Pentagon</text:span><text:span text:style-name="T8"> : </text:span><text:span text:style-name="T16">public</text:span><text:span text:style-name="T8"> </text:span><text:span text:style-name="T17">Figure</text:span><text:span text:style-name="T8"> {</text:span></text:p>
            <text:p text:style-name="Standard"><text:span text:style-name="T16">private</text:span><text:span text:style-name="T8">:</text:span></text:p>
            <text:p text:style-name="Standard"><text:span text:style-name="T8"><text:tab/></text:span><text:span text:style-name="T16">double</text:span><text:span text:style-name="T8"> m_s;</text:span></text:p>
            <text:p text:style-name="Standard"><text:span text:style-name="T16">public</text:span><text:span text:style-name="T8">:</text:span></text:p>
            <text:p text:style-name="P1"><text:tab/>Pentagon();</text:p>
            <text:p text:style-name="Standard"><text:span text:style-name="T8"><text:tab/>Pentagon(</text:span><text:span text:style-name="T16">double</text:span><text:span text:style-name="T8">);</text:span></text:p>
            <text:p text:style-name="Standard"><text:soft-page-break/><text:span text:style-name="T8"><text:tab/>Pentagon(std::</text:span><text:span text:style-name="T17">istream</text:span><text:span text:style-name="T8">&amp;);</text:span></text:p>
            <text:p text:style-name="Standard"><text:span text:style-name="T8"><text:tab/>Pentagon(</text:span><text:span text:style-name="T16">const</text:span><text:span text:style-name="T8"> </text:span><text:span text:style-name="T17">Pentagon</text:span><text:span text:style-name="T8">&amp;);</text:span></text:p>
            <text:p text:style-name="P1"/>
            <text:p text:style-name="Standard"><text:span text:style-name="T8"><text:tab/></text:span><text:span text:style-name="T16">void</text:span><text:span text:style-name="T8"> Print() </text:span><text:span text:style-name="T16">override</text:span><text:span text:style-name="T8">;</text:span></text:p>
            <text:p text:style-name="Standard"><text:span text:style-name="T8"><text:tab/></text:span><text:span text:style-name="T16">double</text:span><text:span text:style-name="T8"> Square() </text:span><text:span text:style-name="T16">override</text:span><text:span text:style-name="T8">;</text:span></text:p>
            <text:p text:style-name="P1"/>
            <text:p text:style-name="Standard"><text:span text:style-name="T8"><text:tab/></text:span><text:span text:style-name="T16">virtual</text:span><text:span text:style-name="T8"> ~Pentagon();</text:span></text:p>
            <text:p text:style-name="P1">};</text:p>
            <text:p text:style-name="P1"/>
            <text:p text:style-name="P16">#endif</text:p>
          </table:table-cell>
        </table:table-row>
      </table:table>
      <text:p text:style-name="P21"/>
      <text:p text:style-name="P13"><text:span text:style-name="T18">hexagon</text:span>.h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"><text:span text:style-name="T7">#ifndef</text:span><text:span text:style-name="T8"> HEXAGON_H</text:span></text:p>
            <text:p text:style-name="Standard"><text:span text:style-name="T7">#define</text:span><text:span text:style-name="T8"> </text:span><text:span text:style-name="T14">HEXAGON_H</text:span></text:p>
            <text:p text:style-name="P1"/>
            <text:p text:style-name="Standard"><text:span text:style-name="T7">#include</text:span><text:span text:style-name="T8"> </text:span><text:span text:style-name="T15">&lt;iostream&gt;</text:span></text:p>
            <text:p text:style-name="Standard"><text:span text:style-name="T7">#include</text:span><text:span text:style-name="T8"> </text:span><text:span text:style-name="T15">"figure.hpp"</text:span></text:p>
            <text:p text:style-name="P1"/>
            <text:p text:style-name="P14">/* Правильный шестиугольник, заданный 1-й стороной */</text:p>
            <text:p text:style-name="P1"/>
            <text:p text:style-name="Standard"><text:span text:style-name="T16">class</text:span><text:span text:style-name="T8"> </text:span><text:span text:style-name="T17">Hexagon</text:span><text:span text:style-name="T8"> : </text:span><text:span text:style-name="T16">public</text:span><text:span text:style-name="T8"> </text:span><text:span text:style-name="T17">Figure</text:span><text:span text:style-name="T8"> {</text:span></text:p>
            <text:p text:style-name="Standard"><text:span text:style-name="T16">private</text:span><text:span text:style-name="T8">:</text:span></text:p>
            <text:p text:style-name="Standard"><text:span text:style-name="T8"><text:tab/></text:span><text:span text:style-name="T16">double</text:span><text:span text:style-name="T8"> m_s;</text:span></text:p>
            <text:p text:style-name="Standard"><text:span text:style-name="T16">public</text:span><text:span text:style-name="T8">:</text:span></text:p>
            <text:p text:style-name="P1"><text:tab/>Hexagon();</text:p>
            <text:p text:style-name="Standard"><text:span text:style-name="T8"><text:tab/>Hexagon(</text:span><text:span text:style-name="T16">double</text:span><text:span text:style-name="T8">);</text:span></text:p>
            <text:p text:style-name="Standard"><text:span text:style-name="T8"><text:tab/>Hexagon(std::</text:span><text:span text:style-name="T17">istream</text:span><text:span text:style-name="T8">&amp;);</text:span></text:p>
            <text:p text:style-name="Standard"><text:span text:style-name="T8"><text:tab/>Hexagon(</text:span><text:span text:style-name="T16">const</text:span><text:span text:style-name="T8"> </text:span><text:span text:style-name="T17">Hexagon</text:span><text:span text:style-name="T8">&amp;);</text:span></text:p>
            <text:p text:style-name="P1"/>
            <text:p text:style-name="Standard"><text:span text:style-name="T8"><text:tab/></text:span><text:span text:style-name="T16">void</text:span><text:span text:style-name="T8"> Print() </text:span><text:span text:style-name="T16">override</text:span><text:span text:style-name="T8">;</text:span></text:p>
            <text:p text:style-name="Standard"><text:span text:style-name="T8"><text:tab/></text:span><text:span text:style-name="T16">double</text:span><text:span text:style-name="T8"> Square() </text:span><text:span text:style-name="T16">override</text:span><text:span text:style-name="T8">;</text:span></text:p>
            <text:p text:style-name="P1"/>
            <text:p text:style-name="Standard"><text:span text:style-name="T8"><text:tab/></text:span><text:span text:style-name="T16">virtual</text:span><text:span text:style-name="T8"> ~Hexagon();</text:span></text:p>
            <text:p text:style-name="P1">};</text:p>
            <text:p text:style-name="P1"/>
            <text:p text:style-name="P16">#endif</text:p>
          </table:table-cell>
        </table:table-row>
      </table:table>
      <text:p text:style-name="P18"/>
      <text:p text:style-name="P12"><text:span text:style-name="T22">rhomb</text:span>.<text:span text:style-name="T22">cpp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6"><text:span text:style-name="T7">#include</text:span><text:span text:style-name="T8"> </text:span><text:span text:style-name="T15">"rhomb.hpp"</text:span></text:p>
            <text:p text:style-name="Standard"><text:span text:style-name="T7">#include</text:span><text:span text:style-name="T8"> </text:span><text:span text:style-name="T15">&lt;iostream&gt;</text:span></text:p>
            <text:p text:style-name="P1"/>
            <text:p text:style-name="Standard"><text:span text:style-name="T17">Rhomb</text:span><text:span text:style-name="T8">::Rhomb() : </text:span><text:span text:style-name="T17">Rhomb</text:span><text:span text:style-name="T8">(0.0, 0.0) { }</text:span></text:p>
            <text:p text:style-name="P1"/>
            <text:p text:style-name="Standard"><text:span text:style-name="T17">Rhomb</text:span><text:span text:style-name="T8">::Rhomb(</text:span><text:span text:style-name="T16">double</text:span><text:span text:style-name="T8"> </text:span><text:span text:style-name="T7">d1</text:span><text:span text:style-name="T8">, </text:span><text:span text:style-name="T16">double</text:span><text:span text:style-name="T8"> </text:span><text:span text:style-name="T7">d2</text:span><text:span text:style-name="T8">) : m_d1(</text:span><text:span text:style-name="T7">d1</text:span><text:span text:style-name="T8">), m_d2(</text:span><text:span text:style-name="T7">d2</text:span><text:span text:style-name="T8">){ }</text:span></text:p>
            <text:p text:style-name="P1"/>
            <text:p text:style-name="Standard"><text:span text:style-name="T17">Rhomb</text:span><text:span text:style-name="T8">::Rhomb(std::</text:span><text:span text:style-name="T17">istream</text:span><text:span text:style-name="T8"> &amp;</text:span><text:span text:style-name="T7">is</text:span><text:span text:style-name="T8">){</text:span></text:p>
            <text:p text:style-name="Standard"><text:span text:style-name="T8"><text:tab/></text:span><text:span text:style-name="T7">is</text:span><text:span text:style-name="T8"> </text:span><text:span text:style-name="T19">&gt;&gt;</text:span><text:span text:style-name="T8"> m_d1;</text:span></text:p>
            <text:p text:style-name="Standard"><text:span text:style-name="T8"><text:tab/></text:span><text:span text:style-name="T7">is</text:span><text:span text:style-name="T8"> </text:span><text:span text:style-name="T19">&gt;&gt;</text:span><text:span text:style-name="T8"> m_d2;</text:span></text:p>
            <text:p text:style-name="P1">}</text:p>
            <text:p text:style-name="P1"/>
            <text:p text:style-name="Standard"><text:span text:style-name="T17">Rhomb</text:span><text:span text:style-name="T8">::Rhomb(</text:span><text:span text:style-name="T16">const</text:span><text:span text:style-name="T8"> </text:span><text:span text:style-name="T17">Rhomb</text:span><text:span text:style-name="T8"> &amp;</text:span><text:span text:style-name="T7">orig</text:span><text:span text:style-name="T8">){</text:span></text:p>
            <text:p text:style-name="Standard"><text:span text:style-name="T8"><text:tab/>m_d1 = </text:span><text:span text:style-name="T7">orig</text:span><text:span text:style-name="T8">.m_d1;</text:span></text:p>
            <text:p text:style-name="Standard"><text:span text:style-name="T8"><text:tab/>m_d2 = </text:span><text:span text:style-name="T7">orig</text:span><text:span text:style-name="T8">.m_d2;</text:span></text:p>
            <text:p text:style-name="P1">}</text:p>
            <text:p text:style-name="P1"/>
            <text:p text:style-name="Standard"><text:span text:style-name="T16">void</text:span><text:span text:style-name="T8"> </text:span><text:span text:style-name="T17">Rhomb</text:span><text:span text:style-name="T8">::Print(){</text:span></text:p>
            <text:p text:style-name="Standard"><text:span text:style-name="T8"><text:tab/>std::cout </text:span><text:span text:style-name="T19">&lt;&lt;</text:span><text:span text:style-name="T8"> </text:span><text:span text:style-name="T15">"Rhomb { "</text:span><text:span text:style-name="T8"> </text:span><text:span text:style-name="T19">&lt;&lt;</text:span><text:span text:style-name="T8"> m_d1 </text:span><text:span text:style-name="T19">&lt;&lt;</text:span><text:span text:style-name="T8"> </text:span><text:span text:style-name="T15">", "</text:span><text:span text:style-name="T8"> </text:span><text:span text:style-name="T19">&lt;&lt;</text:span><text:span text:style-name="T8"> m_d2 </text:span><text:span text:style-name="T19">&lt;&lt;</text:span><text:span text:style-name="T8"> </text:span><text:span text:style-name="T15">" }"</text:span><text:span text:style-name="T8"> </text:span><text:span text:style-name="T19">&lt;&lt;</text:span><text:span text:style-name="T8"> std::endl;</text:span></text:p>
            <text:p text:style-name="P1"><text:soft-page-break/>}</text:p>
            <text:p text:style-name="P1"/>
            <text:p text:style-name="Standard"><text:span text:style-name="T16">double</text:span><text:span text:style-name="T8"> </text:span><text:span text:style-name="T17">Rhomb</text:span><text:span text:style-name="T8">::Square(){</text:span></text:p>
            <text:p text:style-name="Standard"><text:span text:style-name="T8"><text:tab/></text:span><text:span text:style-name="T16">return</text:span><text:span text:style-name="T8"> m_d1 * m_d2 / 2.0;</text:span></text:p>
            <text:p text:style-name="P1">}</text:p>
            <text:p text:style-name="P1"/>
            <text:p text:style-name="Standard"><text:span text:style-name="T17">Rhomb</text:span><text:span text:style-name="T8">::~Rhomb(){ </text:span><text:span text:style-name="T9">}</text:span></text:p>
          </table:table-cell>
        </table:table-row>
      </table:table>
      <text:p text:style-name="P20"/>
      <text:p text:style-name="P11"><text:span text:style-name="T6">pent</text:span><text:span text:style-name="T18">agon</text:span>.<text:span text:style-name="T20">cpp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"><text:span text:style-name="T7">#include</text:span><text:span text:style-name="T8"> </text:span><text:span text:style-name="T15">"pentagon.hpp"</text:span></text:p>
            <text:p text:style-name="Standard"><text:span text:style-name="T7">#include</text:span><text:span text:style-name="T8"> </text:span><text:span text:style-name="T15">&lt;iostream&gt;</text:span></text:p>
            <text:p text:style-name="Standard"><text:span text:style-name="T7">#include</text:span><text:span text:style-name="T8"> </text:span><text:span text:style-name="T15">&lt;cmath&gt;</text:span></text:p>
            <text:p text:style-name="P1"/>
            <text:p text:style-name="Standard"><text:span text:style-name="T17">Pentagon</text:span><text:span text:style-name="T8">::Pentagon() : </text:span><text:span text:style-name="T17">Pentagon</text:span><text:span text:style-name="T8">(0.0) { }</text:span></text:p>
            <text:p text:style-name="P1"/>
            <text:p text:style-name="Standard"><text:span text:style-name="T17">Pentagon</text:span><text:span text:style-name="T8">::Pentagon(</text:span><text:span text:style-name="T16">double</text:span><text:span text:style-name="T8"> </text:span><text:span text:style-name="T7">s</text:span><text:span text:style-name="T8">) : m_s(</text:span><text:span text:style-name="T7">s</text:span><text:span text:style-name="T8">) { }</text:span></text:p>
            <text:p text:style-name="P1"/>
            <text:p text:style-name="Standard"><text:span text:style-name="T17">Pentagon</text:span><text:span text:style-name="T8">::Pentagon(std::</text:span><text:span text:style-name="T17">istream</text:span><text:span text:style-name="T8"> &amp;</text:span><text:span text:style-name="T7">is</text:span><text:span text:style-name="T8">) {</text:span></text:p>
            <text:p text:style-name="Standard"><text:span text:style-name="T8"><text:tab/></text:span><text:span text:style-name="T7">is</text:span><text:span text:style-name="T8"> </text:span><text:span text:style-name="T19">&gt;&gt;</text:span><text:span text:style-name="T8"> m_s;</text:span></text:p>
            <text:p text:style-name="P1">}</text:p>
            <text:p text:style-name="P1"/>
            <text:p text:style-name="Standard"><text:span text:style-name="T17">Pentagon</text:span><text:span text:style-name="T8">::Pentagon(</text:span><text:span text:style-name="T16">const</text:span><text:span text:style-name="T8"> </text:span><text:span text:style-name="T17">Pentagon</text:span><text:span text:style-name="T8"> &amp;</text:span><text:span text:style-name="T7">orig</text:span><text:span text:style-name="T8">) {</text:span></text:p>
            <text:p text:style-name="Standard"><text:span text:style-name="T8"><text:tab/>m_s = </text:span><text:span text:style-name="T7">orig</text:span><text:span text:style-name="T8">.m_s;</text:span></text:p>
            <text:p text:style-name="P1">}</text:p>
            <text:p text:style-name="P1"/>
            <text:p text:style-name="Standard"><text:span text:style-name="T16">void</text:span><text:span text:style-name="T8"> </text:span><text:span text:style-name="T17">Pentagon</text:span><text:span text:style-name="T8">::Print() {</text:span></text:p>
            <text:p text:style-name="Standard"><text:span text:style-name="T8"><text:tab/>std::cout </text:span><text:span text:style-name="T19">&lt;&lt;</text:span><text:span text:style-name="T8"> </text:span><text:span text:style-name="T15">"Regular pentagon { "</text:span><text:span text:style-name="T8"> </text:span><text:span text:style-name="T19">&lt;&lt;</text:span><text:span text:style-name="T8"> m_s </text:span><text:span text:style-name="T19">&lt;&lt;</text:span><text:span text:style-name="T8"> </text:span><text:span text:style-name="T15">" }"</text:span><text:span text:style-name="T8"> </text:span><text:span text:style-name="T19">&lt;&lt;</text:span><text:span text:style-name="T8"> std::endl;</text:span></text:p>
            <text:p text:style-name="P1">}</text:p>
            <text:p text:style-name="P1"/>
            <text:p text:style-name="Standard"><text:span text:style-name="T16">double</text:span><text:span text:style-name="T8"> </text:span><text:span text:style-name="T17">Pentagon</text:span><text:span text:style-name="T8">::Square(){</text:span></text:p>
            <text:p text:style-name="Standard"><text:span text:style-name="T8"><text:tab/></text:span><text:span text:style-name="T16">const</text:span><text:span text:style-name="T8"> </text:span><text:span text:style-name="T16">double</text:span><text:span text:style-name="T8"> pi = 3.14159265;</text:span></text:p>
            <text:p text:style-name="Standard"><text:span text:style-name="T8"><text:tab/></text:span><text:span text:style-name="T16">return</text:span><text:span text:style-name="T8"> m_s*m_s/4.0*sqrt(25+10*sqrt(5));</text:span></text:p>
            <text:p text:style-name="P1">}</text:p>
            <text:p text:style-name="P1"/>
            <text:p text:style-name="Standard"><text:span text:style-name="T17">Pentagon</text:span><text:span text:style-name="T8">::~Pentagon() { </text:span><text:span text:style-name="T9">}</text:span></text:p>
          </table:table-cell>
        </table:table-row>
      </table:table>
      <text:p text:style-name="P19"/>
      <text:p text:style-name="P11"><text:span text:style-name="T18">hexagon</text:span>.<text:span text:style-name="T21">cpp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"><text:span text:style-name="T7">#include</text:span><text:span text:style-name="T8"> </text:span><text:span text:style-name="T15">"hexagon.hpp"</text:span></text:p>
            <text:p text:style-name="Standard"><text:span text:style-name="T7">#include</text:span><text:span text:style-name="T8"> </text:span><text:span text:style-name="T15">&lt;iostream&gt;</text:span></text:p>
            <text:p text:style-name="Standard"><text:span text:style-name="T7">#include</text:span><text:span text:style-name="T8"> </text:span><text:span text:style-name="T15">&lt;cmath&gt;</text:span></text:p>
            <text:p text:style-name="P1"/>
            <text:p text:style-name="Standard"><text:span text:style-name="T17">Hexagon</text:span><text:span text:style-name="T8">::Hexagon() : </text:span><text:span text:style-name="T17">Hexagon</text:span><text:span text:style-name="T8">(0.0) { }</text:span></text:p>
            <text:p text:style-name="P1"/>
            <text:p text:style-name="Standard"><text:span text:style-name="T17">Hexagon</text:span><text:span text:style-name="T8">::Hexagon(</text:span><text:span text:style-name="T16">double</text:span><text:span text:style-name="T8"> </text:span><text:span text:style-name="T7">s</text:span><text:span text:style-name="T8">) : m_s(</text:span><text:span text:style-name="T7">s</text:span><text:span text:style-name="T8">) { }</text:span></text:p>
            <text:p text:style-name="P1"/>
            <text:p text:style-name="Standard"><text:span text:style-name="T17">Hexagon</text:span><text:span text:style-name="T8">::Hexagon(std::</text:span><text:span text:style-name="T17">istream</text:span><text:span text:style-name="T8"> &amp;</text:span><text:span text:style-name="T7">is</text:span><text:span text:style-name="T8">) {</text:span></text:p>
            <text:p text:style-name="Standard"><text:span text:style-name="T8"><text:tab/></text:span><text:span text:style-name="T7">is</text:span><text:span text:style-name="T8"> </text:span><text:span text:style-name="T19">&gt;&gt;</text:span><text:span text:style-name="T8"> m_s;</text:span></text:p>
            <text:p text:style-name="P1">}</text:p>
            <text:p text:style-name="P1"/>
            <text:p text:style-name="Standard"><text:span text:style-name="T17">Hexagon</text:span><text:span text:style-name="T8">::Hexagon(</text:span><text:span text:style-name="T16">const</text:span><text:span text:style-name="T8"> </text:span><text:span text:style-name="T17">Hexagon</text:span><text:span text:style-name="T8"> &amp;</text:span><text:span text:style-name="T7">orig</text:span><text:span text:style-name="T8">) {</text:span></text:p>
            <text:p text:style-name="Standard"><text:span text:style-name="T8"><text:tab/>m_s = </text:span><text:span text:style-name="T7">orig</text:span><text:span text:style-name="T8">.m_s;</text:span></text:p>
            <text:p text:style-name="P1">}</text:p>
            <text:p text:style-name="P1"/>
            <text:p text:style-name="Standard"><text:span text:style-name="T16">void</text:span><text:span text:style-name="T8"> </text:span><text:span text:style-name="T17">Hexagon</text:span><text:span text:style-name="T8">::Print() {</text:span></text:p>
            <text:p text:style-name="Standard"><text:span text:style-name="T8"><text:tab/>std::cout </text:span><text:span text:style-name="T19">&lt;&lt;</text:span><text:span text:style-name="T8"> </text:span><text:span text:style-name="T15">"Regular hexagon { "</text:span><text:span text:style-name="T8"> </text:span><text:span text:style-name="T19">&lt;&lt;</text:span><text:span text:style-name="T8"> m_s </text:span><text:span text:style-name="T19">&lt;&lt;</text:span><text:span text:style-name="T8"> </text:span><text:span text:style-name="T15">" }"</text:span><text:span text:style-name="T8"> </text:span><text:span text:style-name="T19">&lt;&lt;</text:span><text:span text:style-name="T8"> std::endl;</text:span></text:p>
            <text:p text:style-name="P1">}</text:p>
            <text:p text:style-name="P1"/>
            <text:p text:style-name="Standard"><text:soft-page-break/><text:span text:style-name="T16">double</text:span><text:span text:style-name="T8"> </text:span><text:span text:style-name="T17">Hexagon</text:span><text:span text:style-name="T8">::Square() {</text:span></text:p>
            <text:p text:style-name="Standard"><text:span text:style-name="T8"><text:tab/></text:span><text:span text:style-name="T16">const</text:span><text:span text:style-name="T8"> </text:span><text:span text:style-name="T16">double</text:span><text:span text:style-name="T8"> pi = 3.14159265;</text:span></text:p>
            <text:p text:style-name="Standard"><text:span text:style-name="T8"><text:tab/></text:span><text:span text:style-name="T16">return</text:span><text:span text:style-name="T8"> 6.0 * m_s*m_s*sin(2.0 * pi * 60.0 / 360.0)/2.0;</text:span></text:p>
            <text:p text:style-name="P1">}</text:p>
            <text:p text:style-name="P1"/>
            <text:p text:style-name="Standard"><text:span text:style-name="T17">Hexagon</text:span><text:span text:style-name="T8">::~Hexagon() { </text:span><text:span text:style-name="T9">}</text:span></text:p>
          </table:table-cell>
        </table:table-row>
      </table:table>
      <text:p text:style-name="P19"/>
      <text:h text:style-name="P54" text:outline-level="2">Выводы</text:h>
      <text:p text:style-name="P9"><text:span text:style-name="T23">В ходе выполнения данной лабораторной работы </text:span><text:span text:style-name="T1">мною были </text:span></text:p>
      <text:p text:style-name="P10">изучены основные понятия ООП, так же приобретены базовые знания в написании классов, перегрузке методов класса. Так же я был ознакомлен со свойствами дружественных функций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26T18:40:52.227000000</dc:date>
    <meta:editing-duration>PT26M52S</meta:editing-duration>
    <meta:editing-cycles>11</meta:editing-cycles>
    <meta:document-statistic meta:table-count="8" meta:image-count="0" meta:object-count="0" meta:page-count="6" meta:paragraph-count="174" meta:word-count="640" meta:character-count="4754" meta:non-whitespace-character-count="4213"/>
  </office:meta>
</office:document-meta>
</file>